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0.441cm"/>
      <style:text-properties style:font-name="Times New Roman" fo:language="es" fo:country="CO" style:font-name-asian="Times New Roman" style:font-name-complex="Times New Roman"/>
    </style:style>
    <style:style style:name="P2" style:family="paragraph" style:parent-style-name="Standard">
      <style:paragraph-properties fo:line-height="99%" fo:text-align="justify" style:justify-single-word="false"/>
      <style:text-properties style:font-name="Times New Roman" fo:language="es" fo:country="CO" style:font-name-asian="Times New Roman" style:font-name-complex="Times New Roman"/>
    </style:style>
    <style:style style:name="P3" style:family="paragraph" style:parent-style-name="Standard">
      <style:paragraph-properties fo:line-height="0.499cm"/>
      <style:text-properties fo:color="#00000a" style:font-name="Times New Roman" fo:font-size="14pt" fo:language="es" fo:country="CO" fo:font-weight="bold" style:font-name-asian="Times New Roman" style:font-size-asian="14pt" style:font-weight-asian="bold" style:font-name-complex="Times New Roman"/>
    </style:style>
    <style:style style:name="P4" style:family="paragraph" style:parent-style-name="Standard">
      <style:paragraph-properties style:line-height-at-least="0cm"/>
      <style:text-properties fo:color="#00000a" style:font-name="Times New Roman" fo:font-size="12pt" fo:language="es" fo:country="CO" fo:font-weight="bold" style:font-name-asian="Times New Roman" style:font-size-asian="12pt" style:font-weight-asian="bold" style:font-name-complex="Times New Roman"/>
    </style:style>
    <style:style style:name="P5" style:family="paragraph" style:parent-style-name="Standard">
      <style:paragraph-properties fo:line-height="0.208cm"/>
      <style:text-properties fo:color="#00000a" style:font-name="Times New Roman" fo:font-size="12pt" fo:language="es" fo:country="CO" fo:font-weight="bold" style:font-name-asian="Times New Roman" style:font-size-asian="12pt" style:font-weight-asian="bold" style:font-name-complex="Times New Roman"/>
    </style:style>
    <style:style style:name="P6" style:family="paragraph" style:parent-style-name="Standard">
      <style:paragraph-properties fo:line-height="0.134cm"/>
      <style:text-properties fo:color="#00000a" style:font-name="Times New Roman" fo:font-size="12pt" fo:language="es" fo:country="CO" style:font-name-asian="Times New Roman" style:font-size-asian="12pt" style:font-name-complex="Times New Roman"/>
    </style:style>
    <style:style style:name="P7" style:family="paragraph" style:parent-style-name="Standard">
      <style:paragraph-properties fo:line-height="0.139cm"/>
      <style:text-properties fo:color="#00000a" style:font-name="Times New Roman" fo:font-size="12pt" fo:language="es" fo:country="CO" style:font-name-asian="Times New Roman" style:font-size-asian="12pt" style:font-name-complex="Times New Roman"/>
    </style:style>
    <style:style style:name="P8" style:family="paragraph" style:parent-style-name="Standard">
      <style:paragraph-properties fo:line-height="0.136cm"/>
      <style:text-properties fo:color="#00000a" style:font-name="Times New Roman" fo:font-size="12pt" fo:language="es" fo:country="CO" style:font-name-asian="Times New Roman" style:font-size-asian="12pt" style:font-name-complex="Times New Roman"/>
    </style:style>
    <style:style style:name="P9" style:family="paragraph" style:parent-style-name="Standard">
      <style:paragraph-properties fo:line-height="0.118cm"/>
      <style:text-properties fo:color="#00000a" style:font-name="Times New Roman" fo:font-size="12pt" fo:language="es" fo:country="CO" style:font-name-asian="Times New Roman" style:font-size-asian="12pt" style:font-name-complex="Times New Roman"/>
    </style:style>
    <style:style style:name="P10" style:family="paragraph" style:parent-style-name="Standard">
      <style:paragraph-properties fo:line-height="0.132cm"/>
      <style:text-properties fo:color="#00000a" style:font-name="Times New Roman" fo:font-size="12pt" fo:language="es" fo:country="CO" style:font-name-asian="Times New Roman" style:font-size-asian="12pt" style:font-name-complex="Times New Roman"/>
    </style:style>
    <style:style style:name="P11" style:family="paragraph" style:parent-style-name="Standard">
      <style:paragraph-properties fo:line-height="0.353cm"/>
      <style:text-properties fo:color="#00000a" style:font-name="Times New Roman" fo:font-size="12pt" fo:language="es" fo:country="CO" style:font-name-asian="Times New Roman" style:font-size-asian="12pt" style:font-name-complex="Times New Roman"/>
    </style:style>
    <style:style style:name="P12" style:family="paragraph" style:parent-style-name="Standard">
      <style:paragraph-properties fo:line-height="0.123cm"/>
      <style:text-properties fo:color="#00000a" style:font-name="Times New Roman" fo:font-size="12pt" fo:language="es" fo:country="CO" style:font-name-asian="Times New Roman" style:font-size-asian="12pt" style:font-name-complex="Times New Roman"/>
    </style:style>
    <style:style style:name="P13" style:family="paragraph" style:parent-style-name="Standard">
      <style:paragraph-properties fo:line-height="0.131cm"/>
      <style:text-properties fo:color="#00000a" style:font-name="Times New Roman" fo:font-size="12pt" fo:language="es" fo:country="CO" style:font-name-asian="Times New Roman" style:font-size-asian="12pt" style:font-name-complex="Times New Roman"/>
    </style:style>
    <style:style style:name="P14" style:family="paragraph" style:parent-style-name="Standard">
      <style:paragraph-properties fo:line-height="0.025cm"/>
      <style:text-properties fo:color="#00000a" style:font-name="Times New Roman" fo:font-size="12pt" fo:language="es" fo:country="CO" style:font-name-asian="Times New Roman" style:font-size-asian="12pt" style:font-name-complex="Times New Roman"/>
    </style:style>
    <style:style style:name="P15" style:family="paragraph" style:parent-style-name="Standard">
      <style:paragraph-properties fo:line-height="0.127cm"/>
      <style:text-properties fo:color="#00000a" style:font-name="Times New Roman" fo:font-size="12pt" fo:language="es" fo:country="CO" style:font-name-asian="Times New Roman" style:font-size-asian="12pt" style:font-name-complex="Times New Roman"/>
    </style:style>
    <style:style style:name="P16" style:family="paragraph" style:parent-style-name="Standard">
      <style:paragraph-properties fo:line-height="0.122cm"/>
      <style:text-properties fo:color="#00000a" style:font-name="Times New Roman" fo:font-size="12pt" fo:language="es" fo:country="CO" style:font-name-asian="Times New Roman" style:font-size-asian="12pt" style:font-name-complex="Times New Roman"/>
    </style:style>
    <style:style style:name="P17" style:family="paragraph" style:parent-style-name="Standard">
      <style:paragraph-properties style:line-height-at-least="0cm" fo:text-align="end" style:justify-single-word="false"/>
      <style:text-properties fo:color="#00000a" style:font-name="Times New Roman" fo:font-size="12pt" fo:language="es" fo:country="CO" style:font-name-asian="Times New Roman" style:font-size-asian="12pt" style:font-name-complex="Times New Roman"/>
    </style:style>
    <style:style style:name="P18" style:family="paragraph" style:parent-style-name="Standard">
      <style:paragraph-properties fo:line-height="99%" fo:text-align="justify" style:justify-single-word="false"/>
    </style:style>
    <style:style style:name="P19" style:family="paragraph" style:parent-style-name="Standard">
      <style:paragraph-properties fo:line-height="98%" fo:text-align="justify" style:justify-single-word="false"/>
    </style:style>
    <style:style style:name="P20" style:family="paragraph" style:parent-style-name="Standard" style:master-page-name="Standard">
      <style:paragraph-properties fo:margin-left="7.62cm" fo:margin-right="0cm" style:line-height-at-least="0cm" fo:text-indent="0cm" style:auto-text-indent="false" style:page-number="auto"/>
      <style:text-properties fo:color="#00000a" style:font-name="Times New Roman" fo:font-size="14pt" fo:language="es" fo:country="CO" fo:font-weight="bold" style:font-name-asian="Times New Roman" style:font-size-asian="14pt" style:font-weight-asian="bold" style:font-name-complex="Times New Roman"/>
    </style:style>
    <style:style style:name="P21" style:family="paragraph" style:parent-style-name="Standard">
      <style:paragraph-properties fo:margin-left="0cm" fo:margin-right="0cm" fo:line-height="99%" fo:text-align="justify" style:justify-single-word="false" fo:text-indent="1.3cm" style:auto-text-indent="false"/>
    </style:style>
    <style:style style:name="P22" style:family="paragraph" style:parent-style-name="Standard">
      <style:paragraph-properties fo:margin-left="0cm" fo:margin-right="0cm" fo:line-height="99%" fo:text-align="justify" style:justify-single-word="false" fo:text-indent="1.3cm" style:auto-text-indent="false"/>
      <style:text-properties fo:color="#00000a" style:font-name="Times New Roman" fo:font-size="12pt" fo:language="es" fo:country="CO" style:font-name-asian="Times New Roman" style:font-size-asian="12pt" style:font-name-complex="Times New Roman"/>
    </style:style>
    <style:style style:name="P23" style:family="paragraph" style:parent-style-name="Standard">
      <style:paragraph-properties fo:margin-left="0cm" fo:margin-right="0cm" fo:line-height="98%" fo:text-align="justify" style:justify-single-word="false" fo:text-indent="1.3cm" style:auto-text-indent="false"/>
      <style:text-properties fo:color="#00000a" style:font-name="Times New Roman" fo:font-size="12pt" fo:language="es" fo:country="CO" style:font-name-asian="Times New Roman" style:font-size-asian="12pt" style:font-name-complex="Times New Roman"/>
    </style:style>
    <style:style style:name="P24" style:family="paragraph" style:parent-style-name="Standard">
      <style:paragraph-properties fo:margin-left="0cm" fo:margin-right="0cm" fo:line-height="97%" fo:text-align="justify" style:justify-single-word="false" fo:text-indent="1.3cm" style:auto-text-indent="false"/>
      <style:text-properties fo:color="#00000a" style:font-name="Times New Roman" fo:font-size="12pt" fo:language="es" fo:country="CO" style:font-name-asian="Times New Roman" style:font-size-asian="12pt" style:font-name-complex="Times New Roman"/>
    </style:style>
    <style:style style:name="P25" style:family="paragraph" style:parent-style-name="Standard">
      <style:paragraph-properties fo:margin-left="0cm" fo:margin-right="0cm" fo:line-height="98%" fo:text-align="justify" style:justify-single-word="false" fo:text-indent="1.3cm" style:auto-text-indent="false"/>
    </style:style>
    <style:style style:name="P26" style:family="paragraph" style:parent-style-name="Standard">
      <style:paragraph-properties fo:margin-left="1.305cm" fo:margin-right="0cm" style:line-height-at-least="0cm" fo:text-indent="0cm" style:auto-text-indent="false"/>
      <style:text-properties fo:color="#00000a" style:font-name="Times New Roman" fo:font-size="12pt" fo:language="es" fo:country="CO" style:font-name-asian="Times New Roman" style:font-size-asian="12pt" style:font-name-complex="Times New Roman"/>
    </style:style>
    <style:style style:name="P27" style:family="paragraph" style:parent-style-name="Standard">
      <style:paragraph-properties fo:margin-left="13.829cm" fo:margin-right="0cm" style:line-height-at-least="0cm" fo:text-indent="0cm" style:auto-text-indent="false"/>
    </style:style>
    <style:style style:name="P28" style:family="paragraph" style:parent-style-name="Standard" style:master-page-name="Convert_20_1">
      <style:paragraph-properties fo:line-height="0.353cm" style:page-number="auto"/>
      <style:text-properties style:font-name="Times New Roman" fo:language="es" fo:country="CO" style:font-name-asian="Times New Roman" style:font-name-complex="Times New Roman"/>
    </style:style>
    <style:style style:name="P29" style:family="paragraph" style:parent-style-name="Standard" style:master-page-name="Convert_20_3">
      <style:paragraph-properties fo:line-height="0.353cm" style:page-number="auto"/>
      <style:text-properties style:font-name="Times New Roman" fo:language="es" fo:country="CO" style:font-name-asian="Times New Roman" style:font-name-complex="Times New Roman"/>
    </style:style>
    <style:style style:name="P30" style:family="paragraph" style:parent-style-name="Standard" style:master-page-name="Convert_20_5">
      <style:paragraph-properties fo:line-height="99%" style:page-number="auto"/>
      <style:text-properties fo:color="#00000a" style:font-name="Times New Roman" fo:font-size="11pt" fo:font-style="italic" style:font-name-asian="Times New Roman" style:font-size-asian="11pt" style:font-style-asian="italic" style:font-name-complex="Times New Roman"/>
    </style:style>
    <style:style style:name="T1" style:family="text">
      <style:text-properties style:font-name="Times New Roman" fo:language="es" fo:country="CO" style:font-name-asian="Times New Roman" style:font-name-complex="Times New Roman"/>
    </style:style>
    <style:style style:name="T2" style:family="text">
      <style:text-properties fo:color="#00000a" style:font-name="Times New Roman" fo:font-size="12pt" fo:language="es" fo:country="CO" style:font-name-asian="Times New Roman" style:font-size-asian="12pt" style:font-name-complex="Times New Roman"/>
    </style:style>
    <style:style style:name="T3" style:family="text">
      <style:text-properties fo:color="#00000a" style:font-name="Times New Roman" fo:font-size="12pt" fo:language="es" fo:country="CO" fo:font-style="italic" style:font-name-asian="Times New Roman" style:font-size-asian="12pt" style:font-style-asian="italic" style:font-name-complex="Times New Roman"/>
    </style:style>
    <style:style style:name="T4" style:family="text">
      <style:text-properties fo:color="#00000a" style:font-name="Times New Roman" fo:font-size="11.5pt" fo:language="es" fo:country="CO" style:font-name-asian="Times New Roman" style:font-size-asian="11.5pt" style:font-name-complex="Times New Roman"/>
    </style:style>
    <style:style style:name="T5" style:family="text">
      <style:text-properties fo:color="#00000a" fo:font-size="12pt"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page4"/>PROLOGUE</text:p>
      <text:p text:style-name="P3"/>
      <text:p text:style-name="P4">La flèche du temps</text:p>
      <text:p text:style-name="P5"/>
      <text:p text:style-name="P22">Le monde semble entrer dans une zone de chaos. Le principal indicateur de ce désordre croissant est le fait, désormais évident, que rien ne fonctionne. Les institutions politiques, commerciales, religieuses, sportives et même les institutions militaires ont perdu presque toute crédibilité et commencent à s’écrouler, minées par la corruption et le trafic d’influence. L’efficacité tant vantée du modèle économique qui existe à l’heure actuelle pour satisfaire aux besoins humains, dont les épigones de toutes les latitudes ont parlé à n’en plus finir, est aujourd’hui remise en cause, et ce, non seulement par le peuple, mais également par les avis éclairés d’économistes et d’universitaires notoires. En effet, comme les chiffres le démontrent sans équivoque, les résultats de ce modèle ont été désastreux, provoquant un scandale et un rejet à l’échelle mondiale.</text:p>
      <text:p text:style-name="P6"/>
      <text:p text:style-name="P22">Sur le plan politique, l’ancien État-nation, naguère puissant et souverain, se trouve coincé dans une impuissance forcée : il est maintenant contrôlé à distance par le capital financier international, une sorte de para-état dont le pouvoir – totalement illégitime – repose sur sa capacité de contrôle du flux mondial de capitaux, position à partir de laquelle il peut subordonner les décisions démocratiques des pays. Ce phénomène s’est manifesté clairement lorsque la Grèce a négocié sa dette avec la « troïka » (Commission européenne, Banque centrale européenne et Fonds monétaire international) : les propositions présentées par le gouvernement du pays avec le soutien de la majorité de sa population ont été ignorées, afin de lui imposer de force des mesures de consolidation rigoureuses. L’effet a été si dévastateur que le principal négociateur grec, le ministre des Finances Yanis Varoufakis, a démissionné de son poste pour lancer un mouvement pour la démocratie en Europe (DIEM25).</text:p>
      <text:p text:style-name="P7"/>
      <text:p text:style-name="P22">En fait, les études récentes révèlent que seulement 25 banques contrôlent autour de 90% du capital mondial. Jamais encore dans l’Histoire, un tel degré de concentration du pouvoir, une telle position de pouvoir si absolue n'avait été atteint. Toutefois, c’est un pouvoir sans visage et apatride, car il n’a pas d’emplacement exact, de sorte qu’il avait réussi à passer inaperçu jusqu’à ce que survienne la dernière grande crise financière mondiale (2007-2008). En effet, à partir de ce moment, il a commencé à être intensément scruté. Bien entendu, parler de « libre-échange » dans ce contexte est simplement une illusion, un argument haut en couleurs pour tromper les niais, car le verbiage coloré des discours cache une réalité monstrueuse : la tyrannie de l’argent.</text:p>
      <text:p text:style-name="P8"/>
      <text:p text:style-name="P22">Cette crise dont nous subissons les contrecoups aujourd’hui se manifeste également dans d’autres domaines de la vie sociale et personnelle, et ses effets résonnent avec des caractéristiques similaires dans des lieux où les contextes géographique et culturel sont très différents les uns des autres. Cette concomitance nous révèle, une fois de plus, le caractère mondial de cette crise, et ses différentes manifestations font état d’un phénomène commun : la déstructuration du système actuel. Les liens sociaux et affectifs se brisent, puisque n’importe qui est devenu un possible « concurrent », et les personnes deviennent peu à peu isolées dans un monde habité par ses propres fantômes, à un pas de la folie. Définitivement, cette réalité que nous avons créée est, entre autres, désolante. Le coût humain qu’il a fallu payer pour essayer d’atteindre l’illusion du bien-être matériel a été assurément trop élevé.</text:p>
      <text:p text:style-name="P9"/>
      <text:p text:style-name="P26">Mais comment sommes-nous parvenus à cette situation si désastreuse ?</text:p>
      <text:p text:style-name="P9"/>
      <text:p text:style-name="P23">Il y a d’abord le fait que le processus humain est entré dans une étape de mondialisation. Les progrès dans les communications et dans les moyens de circulation ont rendu possible le monde interconnecté que nous connaissons, dans lequel les points isolés sont pratiquement inexistants. Mais ce phénomène n’est pas négatif en soi. Au contraire, il répond plutôt à une dynamique ancestrale qui découle des premiers temps de l’Histoire.</text:p>
      <text:p text:style-name="P10"/>
      <text:p text:style-name="P24">Le deuxième fait à prendre en considération est la tendance à l’homogénéisation et à l’uniformisation qu’a acquis le processus mondialisateur, une tendance vraiment négative. La conception du monde qui domine actuellement est une conception</text:p>
      <text:p text:style-name="P2"><text:bookmark text:name="page5"/><text:span text:style-name="T5">mercantiliste qui a imposé un style de vie universel, et ses paramètres de coexistence sont reproduits de la même façon n’importe où dans le monde (y compris dans les pays jadis « socialistes »). C’est ce que nous entendons par « globalisation » : un pacte entre les détenteurs du pouvoir pour se partager le monde,  </text:span><text:soft-page-break/><text:span text:style-name="T5">qui a commencé à être scellé il y a environ 70 ans avec les fameux Accords de Bretton Woods, lorsque la position nord-américaine l’a emporté sur la position européenne, et qui s’est consolidé avec le Consensus de Washington.</text:span></text:p>
      <text:p text:style-name="P12"/>
      <text:p text:style-name="P22">Mais dans leur audace et leur immense arrogance, ces détenteurs du pouvoir ont essayé d’aller plus loin, au point de décréter la prétendue « fin de l’Histoire » pour instaurer un monde sans temps, dans lequel toute possibilité de remettre en question l’ordre établi serait éliminée au plus tôt et pour toujours. Toutefois, une société sans histoire est, en fin de compte, une société déshumanisée, vu que la vie humaine est essentiellement une histoire personnelle et sociale. Ce vice de naissance s’est étendu partout comme une sombre épidémie jusqu’à atteindre les situations extrêmes de violence que nous observons aujourd’hui : une réalité sociale perverse, dans laquelle l’être humain est au dernier rang des priorités.</text:p>
      <text:p text:style-name="P13"/>
      <text:p text:style-name="P22">Heureusement, l’Histoire a sa propre dynamique et la flèche du temps ne s’est jamais arrêtée. Le processus a suivi son cours irréversible, en invalidant toutes ces hypothèses douteuses émises par les idéologues du système. En réalité, la majorité des problèmes auxquels nous faisons face aujourd’hui répondent justement à la nécessité de changer quelques structures et institutions désuètes qui se révèlent complètement incapables de s’adapter aux transformations qu’a connues notre vie collective. D’ailleurs, les élites continuent de penser qu’il suffit de quelques modifications pour régler la situation, d’une sorte de « réorganisation des organisations », dans une ultime tentative de préserver leur situation privilégiée. Mais ces efforts seront totalement sans espoir, parce que le train de l’Histoire est déjà parti sans elles.</text:p>
      <text:p text:style-name="P8"/>
      <text:p text:style-name="P21"><text:span text:style-name="T2">De sorte que les questions les plus pressantes en ce moment historique concernent les changements qu’il convient d’effectuer et les moyens les plus efficaces de s’y prendre. Il y a une phrase de Gramsci qui illustre bien la situation actuelle : </text:span><text:span text:style-name="T3">« La crise consiste justement dans le fait que l’ancien</text:span><text:span text:style-name="T2"> </text:span><text:span text:style-name="T3">meurt et que le nouveau ne peut pas naître : pendant cet interrègne on observe les phénomènes morbides les plus variés » </text:span><text:span text:style-name="T2">. À la lumière de cette réflexion du grand penseur marxiste, on comprend mieux la</text:span><text:span text:style-name="T3"> </text:span><text:span text:style-name="T2">renaissance explosive des irrationalismes, tels que la xénophobie et le fondamentalisme religieux. Tant qu’on n’aura pas trouvé de nouvelles réponses, cette zone grise aura tendance à être colonisée par les aberrations les plus diverses.</text:span></text:p>
      <text:p text:style-name="P13"/>
      <text:p text:style-name="P23">Quoi qu’il en soit, quelques bonnes nouvelles ressortent de ce paysage social et personnel un peu décourageant.  La première concerne l’échec du projet d’uniformisation de la globalisation. Suivant la vieille maxime du Nouvel Humanisme selon laquelle </text:p>
      <text:p text:style-name="P14"/>
      <text:p text:style-name="P18"><text:span text:style-name="T3">« Quand tu forces quelque chose vers un but, tu produis le contraire »</text:span><text:span text:style-name="T2">, la diversité a explosé comme une </text:span><text:span text:style-name="T3"> </text:span><text:span text:style-name="T2">réponse réactive de la base sociale. Cette entropie créatrice dont parlait Prigogine ouvre une gamme de possibilités et génère un champ de liberté pour trouver les variantes nécessaires, capables de casser la tendance mécanique à la décomposition du système. Le défi consiste maintenant à apprendre à coordonner cette base sociale qui commence à s’organiser, et ce, jusqu’à l’atteinte d’un objectif commun.</text:span></text:p>
      <text:p text:style-name="P15"/>
      <text:p text:style-name="P23">La deuxième nouvelle encourageante part du principe que le processus historique a déjà réalisé une bonne part du travail, en créant les conditions propices à un nouveau saut évolutif. Il n’est pas nécessaire (ni convenable) de revenir en arrière ou de partir de zéro. Il suffira de modifier légèrement sa direction, en déplaçant l’objectif : du marché universel à la Nation humaine universelle. De la globalisation à la mondialisation.</text:p>
      <text:p text:style-name="P10"/>
      <text:p text:style-name="P25"><text:span text:style-name="T2">Il convient de rappeler que dans l’un des textes fondateurs du Nouvel Humanisme, le Document humaniste, publié au début des années 90, on faisait déjà référence à ces thèmes : </text:span><text:span text:style-name="T3">« Les humanistes sont </text:span><text:span text:style-name="T2"> </text:span><text:span text:style-name="T3">internationalistes et aspirent à une nation humaine universelle. Ils comprennent de façon globale le monde dans lequel</text:span></text:p>
      <text:p text:style-name="P19"><text:bookmark text:name="page6"/><text:span text:style-name="T3">ils vivent, et agissent sur leur milieu immédiat. Ils aspirent à un monde non pas uniforme mais multiple : multiple par ses ethnies, ses langues et ses coutumes ; multiple par ses localités, régions et provinces autonomes ; multiple par ses idées et ses aspiration ; multiple par les croyances, l’athéisme et la religiosité ; multiple dans le travail ; multiple dans la créativité. »</text:span><text:span text:style-name="T2">. La mondialisation progresse, chevauchant la diversité humaine.</text:span></text:p>
      <text:p text:style-name="P16"/>
      <text:p text:style-name="P22">Ce livre magnifique de l’humaniste Guillermo Sullings explique en détail les mesures à prendre pour effectuer le virage et décrit avec une grande exactitude le chemin qui nous mènera vers cet objectif historique : la Nation humaine universelle. L’auteur s’inspire des propositions de l’Humanisme <text:soft-page-break/>Universaliste, qui ont été formulées par le penseur latino-américain Mario Rodríguez Cobos, dit Silo, il y a 25 ans déjà. Ces propositions rassemblent la position de l’humanisme face à une crise mondiale que l’on voyait déjà venir, bien que peu de personnes aient pu la pressentir au moment où elles ont été présentées. C’est peut-être en raison de cette circonstance particulière que Silo a conféré à ses propositions le caractère d’une sortie d’urgence, une espèce de plan B, dans l’hypothèse où le projet globalisateur échouerait.</text:p>
      <text:p text:style-name="P6"/>
      <text:p text:style-name="P22">Eh bien, cet échec est désormais un fait. De plus, d’autres options aussi précises et élaborées que celles proposées par l’humanisme semblent inexistantes. Dans ce livre, l’auteur développe largement ces propositions initiales, en établissant avec une clarté limpide la direction que devrait suivre le processus humanisant, en étayant chaque pas et chaque étape afin de garantir ainsi sa viabilité. Ceux d’entre nous qui avons adhéré à ce projet depuis ses débuts sommes reconnaissants des efforts déployés par Guillermo, de sa lucidité et de son érudition, parce qu’il nous a permis de caresser de nouveaux espoirs et qu’il nous ouvre un avenir qui semblait définitivement bouché en raison de la stupidité de l’époque.</text:p>
      <text:p text:style-name="P13"/>
      <text:p text:style-name="P24">Avant nous ne connaissions peut-être que le chemin parcouru, mais désormais, grâce à ce livre, nous savons avec certitude quelle voie emprunter.</text:p>
      <text:p text:style-name="P11"/>
      <text:p text:style-name="P1"/>
      <text:p text:style-name="P17">Francisco Ruiz-Tagle C.</text:p>
      <text:p text:style-name="P16"/>
      <text:p text:style-name="P27">Santiago, juillet 2016<text:bookmark text:name="page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font-name-complex="Arial2"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894cm" fo:margin-bottom="1.025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894cm" fo:margin-bottom="1.025cm" fo:margin-left="11.183cm" fo:margin-right="10.19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903cm" fo:margin-bottom="1.025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903cm" fo:margin-bottom="1.025cm" fo:margin-left="11.183cm" fo:margin-right="10.19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882cm" fo:margin-bottom="1.025cm" fo:margin-left="11.113cm" fo:margin-right="10.08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3"/>
    <style:master-page style:name="Convert_20_5" style:display-name="Convert 5"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0:37:00</meta:creation-date>
    <dc:creator>William Dupré</dc:creator>
    <dc:date>2017-01-27T16:44:19.450000000</dc:date>
    <meta:editing-cycles>5</meta:editing-cycles>
    <meta:editing-duration>PT1H20M50S</meta:editing-duration>
    <meta:document-statistic meta:table-count="0" meta:image-count="0" meta:object-count="0" meta:page-count="3" meta:paragraph-count="23" meta:word-count="1638" meta:character-count="10342" meta:non-whitespace-character-count="8727"/>
    <meta:generator>LibreOffice/5.2.0.4$Windows_x86 LibreOffice_project/066b007f5ebcc236395c7d282ba488bca6720265</meta:generator>
  </office:meta>
</office:document-meta>
</file>